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82c7" officeooo:paragraph-rsid="001b82c7"/>
    </style:style>
    <style:style style:name="P2" style:family="paragraph" style:parent-style-name="Standard">
      <style:text-properties officeooo:rsid="001d4bd9" officeooo:paragraph-rsid="001d4bd9"/>
    </style:style>
    <style:style style:name="P3" style:family="paragraph" style:parent-style-name="Standard">
      <style:text-properties officeooo:rsid="001e8ea1" officeooo:paragraph-rsid="001e8ea1"/>
    </style:style>
    <style:style style:name="P4" style:family="paragraph" style:parent-style-name="Standard">
      <style:paragraph-properties fo:text-align="center" style:justify-single-word="false"/>
      <style:text-properties officeooo:rsid="001e8ea1" officeooo:paragraph-rsid="001e8ea1"/>
    </style:style>
    <style:style style:name="P5" style:family="paragraph" style:parent-style-name="Standard">
      <style:text-properties officeooo:rsid="001d4bd9" officeooo:paragraph-rsid="001d4bd9"/>
    </style:style>
    <style:style style:name="T1" style:family="text">
      <style:text-properties officeooo:rsid="001c5367"/>
    </style:style>
    <style:style style:name="T2" style:family="text">
      <style:text-properties officeooo:rsid="001f8f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BUGGER KOMPILATORA</text:p>
      <text:p text:style-name="P3"><text:tab/>Opcja -I uruchamia debugger samego kompilatora, czyli po prostu linię komend pozwalającą interaktywnie zobaczyć interaktywnie, co rzeczony stwór ma w środku, żeby nie zastanawiać się, na podstawie wyników, co siedzi w ukrytych warstwach abstrakcji aplikacji kompilatora.</text:p>
      <text:p text:style-name="P3"><text:tab/>Co do zasady Debugger nie robi nic - ma nie zmieniać stanu właściwego kompilatora i tylko przyczepia się do wywołań listenerów.</text:p>
      <text:p text:style-name="P3"><text:tab/>Żeby skłonić do działania <text:span text:style-name="T2">ów </text:span>debugger, umieszczamy w odpowiednim miejscu w kodzie<text:span text:style-name="T2"> żródłowym</text:span> znacznik w nawiasach ostrych, np. &lt;S&gt;, co znaczy, że podczas przebiegu analizy semantycznej, ma się zacząć sesja interaktywna<text:span text:style-name="T2"> w kontekście danego miejsca w kodzie (procedura, zakres)</text:span>.</text:p>
      <text:p text:style-name="P3">Komendy, które można wpisać, przedstawiają się mniej więcej tak:</text:p>
      <text:p text:style-name="P1">, - przecinek - zatrzymaj się przy następnym znaczniku</text:p>
      <text:p text:style-name="P1">dokończ/dok. - ubija debuger i daje dokończy<text:span text:style-name="T1">ć</text:span> kompilację</text:p>
      <text:p text:style-name="P1">zgiń/` - ubija całą aplikację</text:p>
      <text:p text:style-name="P2">cd proc 1 - przejdź do procedury 1</text:p>
      <text:p text:style-name="P2">symbole - przestrzeń nazw</text:p>
      <text:p text:style-name="P2">symbole tu - symbole tylko w aktualnym zakresie</text:p>
      <text:p text:style-name="P2">ls - dużo <text:span text:style-name="T2">różnych rzeczy </text:span>wypisuje</text:p>
      <text:p text:style-name="P2">ls proc - listuje procedury</text:p>
      <text:p text:style-name="P2">ramka - wypisuje ramkę aktualnej procedury</text:p>
      <text:p text:style-name="P2"/>
      <text:p text:style-name="P3">To jest wewnętrzne narzędzie dla twórców kompilatora, a obecnie właściwie do sprawdzania wyników przebiegu analizy semantycznej (zbierania deklaracji) i jeśli trochę, albo bardzo nie chce działać, to trud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6T16:19:01.650000000</meta:creation-date>
    <dc:date>2022-04-17T13:34:13.836000000</dc:date>
    <meta:editing-duration>PT2H6M42S</meta:editing-duration>
    <meta:editing-cycles>3</meta:editing-cycles>
    <meta:generator>LibreOffice/6.0.5.2$Windows_X86_64 LibreOffice_project/54c8cbb85f300ac59db32fe8a675ff7683cd5a16</meta:generator>
    <meta:document-statistic meta:table-count="0" meta:image-count="0" meta:object-count="0" meta:page-count="1" meta:paragraph-count="15" meta:word-count="194" meta:character-count="1313" meta:non-whitespace-character-count="1131"/>
  </office:meta>
</office:document-meta>
</file>